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99cm" svg:stroke-color="#000000" draw:stroke-linejoin="round" svg:stroke-linecap="butt" draw:fill="solid" draw:fill-color="#ffffff" fo:padding-top="0.049cm" fo:padding-bottom="0.049cm" fo:padding-left="0.049cm" fo:padding-right="0.049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cm" fo:min-width="5.4cm" fo:padding-top="0.05cm" fo:padding-bottom="0.05cm" fo:padding-left="0.05cm" fo:padding-right="0.05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cm" svg:height="20.997cm" svg:x="0cm" svg:y="0cm" svg:viewBox="0 0 29701 20998" draw:points="0,0 29701,0 29701,20998 0,20998">
          <text:p/>
        </draw:polygon>
        <draw:polygon draw:style-name="gr2" draw:text-style-name="P1" draw:layer="layout" svg:width="4.3cm" svg:height="2.109cm" svg:x="16.499cm" svg:y="7.789cm" svg:viewBox="0 0 4301 2110" draw:points="2152,2110 0,2110 0,0 4301,0 4301,2110">
          <text:p/>
        </draw:polygon>
        <draw:polygon draw:style-name="gr2" draw:text-style-name="P1" draw:layer="layout" svg:width="3.799cm" svg:height="2.113cm" svg:x="24.299cm" svg:y="7.697cm" svg:viewBox="0 0 3800 2114" draw:points="1902,2114 0,2114 0,0 3800,0 3800,2114">
          <text:p/>
        </draw:polygon>
        <draw:frame draw:style-name="gr3" draw:text-style-name="P3" draw:layer="layout" svg:width="4.019cm" svg:height="0.712cm" svg:x="16.64cm" svg:y="8.488cm">
          <draw:text-box>
            <text:p text:style-name="P2"><text:span text:style-name="T1">Product-Order</text:span></text:p>
          </draw:text-box>
        </draw:frame>
        <draw:polygon draw:style-name="gr2" draw:text-style-name="P1" draw:layer="layout" svg:width="3.799cm" svg:height="2.11cm" svg:x="9.2cm" svg:y="7.799cm" svg:viewBox="0 0 3800 2111" draw:points="1899,2111 0,2111 0,0 3800,0 3800,2111">
          <text:p/>
        </draw:polygon>
        <draw:frame draw:style-name="gr3" draw:text-style-name="P3" draw:layer="layout" svg:width="1.623cm" svg:height="0.712cm" svg:x="25.389cm" svg:y="8.399cm">
          <draw:text-box>
            <text:p text:style-name="P2"><text:span text:style-name="T1">Order</text:span></text:p>
          </draw:text-box>
        </draw:frame>
        <draw:frame draw:style-name="gr3" draw:text-style-name="P3" draw:layer="layout" svg:width="2.186cm" svg:height="0.712cm" svg:x="10.008cm" svg:y="8.498cm">
          <draw:text-box>
            <text:p text:style-name="P2"><text:span text:style-name="T1">Product</text:span></text:p>
          </draw:text-box>
        </draw:frame>
        <draw:polygon draw:style-name="gr2" draw:text-style-name="P1" draw:layer="layout" svg:width="4.3cm" svg:height="2.11cm" svg:x="1.4cm" svg:y="7.898cm" svg:viewBox="0 0 4301 2111" draw:points="2149,2111 0,2111 0,0 4301,0 4301,2111">
          <text:p/>
        </draw:polygon>
        <draw:polygon draw:style-name="gr2" draw:text-style-name="P1" draw:layer="layout" svg:width="4.3cm" svg:height="2.11cm" svg:x="24.098cm" svg:y="2.088cm" svg:viewBox="0 0 4301 2111" draw:points="2152,2111 0,2111 0,0 4301,0 4301,2111">
          <text:p/>
        </draw:polygon>
        <draw:frame draw:style-name="gr3" draw:text-style-name="P3" draw:layer="layout" svg:width="2.572cm" svg:height="0.712cm" svg:x="2.264cm" svg:y="8.601cm">
          <draw:text-box>
            <text:p text:style-name="P2"><text:span text:style-name="T1">Category</text:span></text:p>
          </draw:text-box>
        </draw:frame>
        <draw:polygon draw:style-name="gr2" draw:text-style-name="P1" draw:layer="layout" svg:width="4.3cm" svg:height="2.11cm" svg:x="24.098cm" svg:y="13.299cm" svg:viewBox="0 0 4301 2111" draw:points="2152,2111 0,2111 0,0 4301,0 4301,2111">
          <text:p/>
        </draw:polygon>
        <draw:frame draw:style-name="gr3" draw:text-style-name="P3" draw:layer="layout" svg:width="2.817cm" svg:height="0.712cm" svg:x="24.842cm" svg:y="2.79cm">
          <draw:text-box>
            <text:p text:style-name="P2"><text:span text:style-name="T1">Employee</text:span></text:p>
          </draw:text-box>
        </draw:frame>
        <draw:polyline draw:style-name="gr4" draw:text-style-name="P4" draw:layer="layout" svg:width="3.5cm" svg:height="0.01cm" svg:x="12.999cm" svg:y="8.844cm" svg:viewBox="0 0 3501 11" draw:points="0,11 1750,11 1750,0 3501,0">
          <text:p/>
        </draw:polyline>
        <draw:line draw:style-name="gr4" draw:text-style-name="P4" draw:layer="layout" svg:x1="15.698cm" svg:y1="8.901cm" svg:x2="16.5cm" svg:y2="8.399cm">
          <text:p/>
        </draw:line>
        <draw:line draw:style-name="gr4" draw:text-style-name="P4" draw:layer="layout" svg:x1="15.698cm" svg:y1="8.9cm" svg:x2="16.5cm" svg:y2="9.201cm">
          <text:p/>
        </draw:line>
        <draw:polyline draw:style-name="gr4" draw:text-style-name="P4" draw:layer="layout" svg:width="3.499cm" svg:height="0.004cm" svg:x="20.803cm" svg:y="8.84cm" svg:viewBox="0 0 3500 5" draw:points="3500,0 1750,0 1750,5 0,5">
          <text:p/>
        </draw:polyline>
        <draw:line draw:style-name="gr4" draw:text-style-name="P4" draw:layer="layout" svg:x1="21.601cm" svg:y1="8.787cm" svg:x2="20.799cm" svg:y2="9.289cm">
          <text:p/>
        </draw:line>
        <draw:line draw:style-name="gr4" draw:text-style-name="P4" draw:layer="layout" svg:x1="21.601cm" svg:y1="8.788cm" svg:x2="20.803cm" svg:y2="8.487cm">
          <text:p/>
        </draw:line>
        <draw:polyline draw:style-name="gr4" draw:text-style-name="P4" draw:layer="layout" svg:width="3.5cm" svg:height="0.012cm" svg:x="5.7cm" svg:y="8.854cm" svg:viewBox="0 0 3501 13" draw:points="0,13 1750,13 1750,0 3501,0">
          <text:p/>
        </draw:polyline>
        <draw:line draw:style-name="gr4" draw:text-style-name="P4" draw:layer="layout" svg:x1="8.399cm" svg:y1="8.912cm" svg:x2="9.202cm" svg:y2="8.41cm">
          <text:p/>
        </draw:line>
        <draw:line draw:style-name="gr4" draw:text-style-name="P4" draw:layer="layout" svg:x1="8.399cm" svg:y1="8.911cm" svg:x2="9.202cm" svg:y2="9.212cm">
          <text:p/>
        </draw:line>
        <draw:polyline draw:style-name="gr4" draw:text-style-name="P4" draw:layer="layout" svg:width="0.024cm" svg:height="3.5cm" svg:x="26.356cm" svg:y="4.201cm" svg:viewBox="0 0 25 3501" draw:points="25,0 25,1751 0,1751 0,3501">
          <text:p/>
        </draw:polyline>
        <draw:line draw:style-name="gr4" draw:text-style-name="P4" draw:layer="layout" svg:x1="26.306cm" svg:y1="6.9cm" svg:x2="26.801cm" svg:y2="7.705cm">
          <text:p/>
        </draw:line>
        <draw:line draw:style-name="gr4" draw:text-style-name="P4" draw:layer="layout" svg:x1="26.307cm" svg:y1="6.9cm" svg:x2="25.999cm" svg:y2="7.698cm">
          <text:p/>
        </draw:line>
        <draw:polyline draw:style-name="gr4" draw:text-style-name="P4" draw:layer="layout" svg:width="0.003cm" svg:height="3.499cm" svg:x="26.345cm" svg:y="9.8cm" svg:viewBox="0 0 4 3500" draw:points="4,3500 4,1749 0,1749 0,0">
          <text:p/>
        </draw:polyline>
        <draw:line draw:style-name="gr4" draw:text-style-name="P4" draw:layer="layout" svg:x1="26.399cm" svg:y1="10.601cm" svg:x2="25.9cm" svg:y2="9.8cm">
          <text:p/>
        </draw:line>
        <draw:line draw:style-name="gr4" draw:text-style-name="P4" draw:layer="layout" svg:x1="26.398cm" svg:y1="10.598cm" svg:x2="26.702cm" svg:y2="9.8cm">
          <text:p/>
        </draw:line>
        <draw:frame draw:style-name="gr3" draw:text-style-name="P3" draw:layer="layout" svg:width="2.326cm" svg:height="0.712cm" svg:x="25.089cm" svg:y="13.998cm">
          <draw:text-box>
            <text:p text:style-name="P2"><text:span text:style-name="T1">Member</text:span></text:p>
          </draw:text-box>
        </draw:frame>
        <draw:custom-shape draw:style-name="gr5" draw:text-style-name="P6" draw:layer="layout" svg:width="5.5cm" svg:height="2.1cm" svg:x="8.6cm" svg:y="12.7cm">
          <text:p text:style-name="P5"><text:span text:style-name="T2">DailyProductSa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2.1cm" svg:x="8.2cm" svg:y="3cm">
          <text:p text:style-name="P5"><text:span text:style-name="T2">WeeklyProductSales</text:span></text:p>
          <draw:enhanced-geometry svg:viewBox="0 0 21600 21600" draw:type="rectangle" draw:enhanced-path="M 0 0 L 21600 0 21600 21600 0 21600 0 0 Z N"/>
        </draw:custom-shape>
        <draw:polyline draw:style-name="gr4" draw:text-style-name="P4" draw:layer="layout" svg:width="0.1cm" svg:height="2.699cm" svg:x="11.2cm" svg:y="9.9cm" svg:viewBox="0 0 101 2700" draw:points="0,2700 50,2700 50,0 101,0">
          <text:p/>
        </draw:polyline>
        <draw:polyline draw:style-name="gr4" draw:text-style-name="P4" draw:layer="layout" svg:width="0.1cm" svg:height="2.699cm" svg:x="11.299cm" svg:y="5.1cm" svg:viewBox="0 0 101 2700" draw:points="0,2700 50,2700 50,0 101,0">
          <text:p/>
        </draw:polyline>
        <draw:line draw:style-name="gr4" draw:text-style-name="P4" draw:layer="layout" svg:x1="11.297cm" svg:y1="5.6cm" svg:x2="12.1cm" svg:y2="5.098cm">
          <text:p/>
        </draw:line>
        <draw:line draw:style-name="gr4" draw:text-style-name="P4" draw:layer="layout" svg:x1="11.298cm" svg:y1="5.6cm" svg:x2="10.7cm" svg:y2="5.1cm">
          <text:p/>
        </draw:line>
        <draw:line draw:style-name="gr4" draw:text-style-name="P4" draw:layer="layout" svg:x1="11.798cm" svg:y1="12.7cm" svg:x2="11.2cm" svg:y2="12.2cm">
          <text:p/>
        </draw:line>
        <draw:line draw:style-name="gr4" draw:text-style-name="P4" draw:layer="layout" svg:x1="10.6cm" svg:y1="12.7cm" svg:x2="11.2cm" svg:y2="12.2cm">
          <text:p/>
        </draw:line>
        <draw:custom-shape draw:style-name="gr5" draw:text-style-name="P6" draw:layer="layout" svg:width="5.5cm" svg:height="2.1cm" svg:x="1.7cm" svg:y="16.4cm">
          <text:p text:style-name="P5"><text:span text:style-name="T2">Settin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06T00:28:33.611000000</dc:date>
    <meta:editing-duration>PT5M40S</meta:editing-duration>
    <meta:editing-cycles>2</meta:editing-cycles>
    <meta:generator>LibreOffice/4.4.1.2$Windows_x86 LibreOffice_project/45e2de17089c24a1fa810c8f975a7171ba4cd432</meta:generator>
    <meta:document-statistic meta:object-count="37"/>
  </office:meta>
</office:document-meta>
</file>